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fo:color="#000000" style:font-name="Arial" fo:font-size="11pt" style:text-underline-style="none" style:font-name-asian="Courier New" style:font-size-asian="11pt" style:font-name-complex="Courier New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text-underline-style="none" style:font-name-asian="Courier New" style:font-size-asian="11pt" style:font-name-complex="Courier New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font-name-asian="Courier New" style:font-size-asian="11pt" style:font-name-complex="Courier New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isse de compensation de l'industrie horlogère ALFA, Agence 3</text:p>
      <text:p text:style-name="P2">4, rue du Conseil-Général / Place de Neuve</text:p>
      <text:p text:style-name="P3">1204 Genève</text:p>
      <text:p text:style-name="P3"/>
      <text:p text:style-name="P2">Tél <text:s/>(022) 807.00.90</text:p>
      <text:p text:style-name="P2">Fax (022) 807.00.9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dc:date>2021-08-20T14:18:26.86</dc:date>
    <meta:print-date>2011-05-25T15:06:35</meta:print-date>
    <meta:editing-cycles>30</meta:editing-cycles>
    <meta:editing-duration>PT1H48M56S</meta:editing-duration>
    <meta:document-statistic meta:table-count="0" meta:image-count="0" meta:object-count="0" meta:page-count="1" meta:paragraph-count="5" meta:word-count="25" meta:character-count="154"/>
    <meta:user-defined meta:name="Info 1"/>
    <meta:user-defined meta:name="Info 2"/>
    <meta:user-defined meta:name="Info 3"/>
    <meta:user-defined meta:name="Info 4"/>
  </office:meta>
</office:document-meta>
</file>